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fo:language="de" fo:country="DE"/>
    </style:style>
    <style:style style:name="P2" style:family="paragraph" style:parent-style-name="Standard">
      <style:text-properties fo:language="de" fo:country="DE"/>
    </style:style>
    <style:style style:name="P3" style:family="paragraph" style:parent-style-name="Standard">
      <style:text-properties fo:language="de" fo:country="DE" officeooo:rsid="000819da" officeooo:paragraph-rsid="000843f9"/>
    </style:style>
    <style:style style:name="P4" style:family="paragraph" style:parent-style-name="Standard">
      <style:text-properties fo:language="de" fo:country="DE" officeooo:rsid="0006a08e" officeooo:paragraph-rsid="000843f9"/>
    </style:style>
    <style:style style:name="P5" style:family="paragraph" style:parent-style-name="Heading_20_1">
      <style:text-properties fo:language="de" fo:country="DE"/>
    </style:style>
    <style:style style:name="P6" style:family="paragraph" style:parent-style-name="Heading_20_2">
      <style:text-properties fo:language="de" fo:country="DE"/>
    </style:style>
    <style:style style:name="T1" style:family="text">
      <style:text-properties officeooo:rsid="000a4778"/>
    </style:style>
    <style:style style:name="T2" style:family="text">
      <style:text-properties officeooo:rsid="000819da"/>
    </style:style>
    <style:style style:name="T3" style:family="text">
      <style:text-properties style:text-underline-styl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 text:is-list-header="true">Einleitung</text:h>
      <text:h text:style-name="P6" text:outline-level="2" text:is-list-header="true">Idee</text:h>
      <text:p text:style-name="P1">Wir Programmieren eine Spielebibliothek in Python (Entwicklungsumgebung VisualStudio Code). Wir haben uns Python ausgesucht, da es eine Programmiersprache ist, die wenig Vorgaben mit Blick auf Struktur (keine Klassen-Vorgabe oder komplizierte Syntax) hat. Ebenfalls bietet Python diverse Bibliotheken zu verschiedensten Anwendungszwecken, darunter auch für Spiele mit Hilfe von “pygame”.</text:p>
      <text:p text:style-name="P1">Die Spielebibliothek ist ein Konstruiertes Beispiel, um die in der Vorlesung vermittelten Konzepte einzubringen. Dabei sollen gleichzeitig verschiedenen Spielen, welche bereits online vorhanden sind, die genauere Ausarbeitung der Spielelogik abnehmen, und die Entwicklung beschleunigen. </text:p>
      <text:p text:style-name="P1">Der Grundgedanke ist es eine Plattform zu schaffen, welche vergleichsweise einfach um Spiele erweitert werden kann. Zu diesem Zweck soll das Menü, die Spieler, die Spielerstatistiken und die generelle Spielausführung von den hinzufügbaren Spielen und der Visualisierungsebene getrennt sein. Am Ende ist das Ziel, nur die allgemeine Spiellogik und prinzipielle Darstellung zu implementieren. Das Spiel wird daraufhin als Objekt behandelt und hat selbst keinen Kontakt zu dem Code, mit welchem das Spiel gespielt wird.</text:p>
      <text:p text:style-name="P2">Eine Datenbank soll die Speicherung der Spielerdaten und deren Statistiken übernehmen.</text:p>
      <text:h text:style-name="P6" text:outline-level="2" text:is-list-header="true">Erste Umsetzung</text:h>
      <text:p text:style-name="P4">Die einzelnen Spiele sind Unterklassen des allgemeinen Spiels (Game). In diesen soll das genaue Verhalten bei Spieleraktionen, <text:span text:style-name="T1">die Spielregeln,</text:span> sowie der Aufbau des Spielfelds definiert sein.</text:p>
      <text:p text:style-name="P3">Wir<text:span text:style-name="T1">d</text:span> ein Spiel gewählt, übergibt die Spielebibleothek das <text:span text:style-name="T3">Spiel</text:span> an den Spielplatz (Playground). Der Spielplatz besitzt Unterklassen welche genauer auf die Vorgehensweise bei einem Spiel einge<text:span text:style-name="T1">h</text:span>en. Es wird dabei zwischen Einzelspieler (Singleplayer) und Mehrspieler (Multiplayer) unterschieden.</text:p>
      <text:p text:style-name="P3">Um ein Spiel zu Spielen wird ein Benutzerkonto (Account) benötigt unter welchem der Spieler seinen Namen speichern kann. </text:p>
      <text:p text:style-name="P3">Hinter diesem befindet sich die Statistik Klasse, welche <text:span text:style-name="T1">U</text:span>nterklassen zu den einzelnen Spielen besitzt. Über diese lassen sich Auswertungen über die b<text:span text:style-name="T1">i</text:span>sherigen Spielergebnisse einsehen, um einen Wettkampf sowohl im Mehr- als auch im Einzelspieler möglich zu mache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4-24T00:53:42.144000000</dc:date>
    <meta:editing-duration>PT35M</meta:editing-duration>
    <meta:editing-cycles>3</meta:editing-cycles>
    <meta:generator>LibreOffice/7.5.1.2$Windows_X86_64 LibreOffice_project/fcbaee479e84c6cd81291587d2ee68cba099e129</meta:generator>
    <meta:document-statistic meta:table-count="0" meta:image-count="0" meta:object-count="0" meta:page-count="1" meta:paragraph-count="11" meta:word-count="288" meta:character-count="2174" meta:non-whitespace-character-count="1895"/>
  </office:meta>
</office:document-meta>
</file>